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0ec8da" officeooo:paragraph-rsid="000ec8da"/>
    </style:style>
    <style:style style:name="P3" style:family="paragraph" style:parent-style-name="Standard">
      <style:paragraph-properties fo:margin-top="0in" fo:margin-bottom="0in" loext:contextual-spacing="false"/>
      <style:text-properties officeooo:rsid="0010212a" officeooo:paragraph-rsid="0010212a"/>
    </style:style>
    <style:style style:name="P4" style:family="paragraph" style:parent-style-name="Heading_20_1" style:master-page-name="Standard">
      <style:paragraph-properties fo:margin-top="0.278in" fo:margin-bottom="0.0835in" loext:contextual-spacing="false" style:page-number="1"/>
    </style:style>
    <style:style style:name="P5" style:family="paragraph" style:parent-style-name="Footnote">
      <style:text-properties officeooo:rsid="00104807" officeooo:paragraph-rsid="00104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xci9daj18pmy"/>Overview<text:note text:id="ftn0" text:note-class="footnote"><text:note-citation>1</text:note-citation><text:note-body><text:p text:style-name="P5">Testing a footnote</text:p></text:note-body></text:note></text:p>
      <text:p text:style-name="P1">This document is deliberately just a collection of notes from a workshop.</text:p>
      <text:p text:style-name="P1"/>
      <text:p text:style-name="Heading_20_2">Subsection</text:p>
      <text:p text:style-name="P3"/>
      <text:p text:style-name="P3">Some other text.</text:p>
      <text:p text:style-name="P1"/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11-08T13:08:07.734586520</dc:date>
    <meta:editing-duration>PT6H10M</meta:editing-duration>
    <meta:editing-cycles>6</meta:editing-cycles>
    <meta:document-statistic meta:table-count="0" meta:image-count="0" meta:object-count="0" meta:page-count="1" meta:paragraph-count="6" meta:word-count="22" meta:character-count="136" meta:non-whitespace-character-count="120"/>
  </office:meta>
</office:document-meta>
</file>